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776" officeooo:paragraph-rsid="0018a776"/>
    </style:style>
    <style:style style:name="P2" style:family="paragraph" style:parent-style-name="Standard">
      <style:paragraph-properties style:writing-mode="lr-tb"/>
    </style:style>
    <style:style style:name="T1" style:family="text">
      <style:text-properties style:text-outline="false" style:text-line-through-style="none" style:text-line-through-type="none" fo:font-family="'Noto Sans CJK SC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請告訴我固定大小切塊和滑動視窗切塊你的參數設定多少？</text:p>
      <text:p text:style-name="P1">chunk_size: int = 150, chunk_overlap: int = 20</text:p>
      <text:p text:style-name="P1">2. 請簡述哪一種切塊方法效果最好（平均值分數最高）？</text:p>
      <text:p text:style-name="P2" loext:marker-style-name="T1"><text:span text:style-name="T1">語意切塊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7T23:24:09.715063140</meta:creation-date>
    <meta:print-date>2026-02-07T23:29:46.520148101</meta:print-date>
    <meta:printed-by>PDF files</meta:printed-by>
    <dc:date>2026-02-07T23:29:49.182576800</dc:date>
    <meta:editing-duration>PT2S</meta:editing-duration>
    <meta:editing-cycles>1</meta:editing-cycles>
    <meta:document-statistic meta:table-count="0" meta:image-count="0" meta:object-count="0" meta:page-count="1" meta:paragraph-count="4" meta:word-count="64" meta:character-count="106" meta:non-whitespace-character-count="97"/>
    <meta:generator>LibreOffice/25.8.2.2$Linux_X86_64 LibreOffice_project/580$Build-2</meta:generator>
  </office:meta>
</office:document-meta>
</file>